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1-09">
            <text:p>09/01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63">
            <text:p>63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764">
            <text:p>1,764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1.71">
            <text:p>1.71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762.29">
            <text:p>1,762.29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1-02">
            <text:p>02/01/2023</text:p>
          </table:table-cell>
          <table:table-cell table:style-name="ce20" office:value-type="date" office:date-value="2023-01-09">
            <text:p>09/01/2023</text:p>
          </table:table-cell>
          <table:table-cell table:style-name="ce28"/>
          <table:table-cell table:style-name="ce34"/>
          <table:table-cell table:style-name="ce39" office:value-type="float" office:value="549.97">
            <text:p>549.97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1-02">
            <text:p>02/01/2023</text:p>
          </table:table-cell>
          <table:table-cell table:style-name="ce20" office:value-type="date" office:date-value="2023-01-10">
            <text:p>10/01/2023</text:p>
          </table:table-cell>
          <table:table-cell table:style-name="ce28"/>
          <table:table-cell table:style-name="ce34"/>
          <table:table-cell table:style-name="ce39" office:value-type="float" office:value="379.15">
            <text:p>379.15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1-02">
            <text:p>02/01/2023</text:p>
          </table:table-cell>
          <table:table-cell table:style-name="ce20" office:value-type="date" office:date-value="2023-01-10">
            <text:p>10/01/2023</text:p>
          </table:table-cell>
          <table:table-cell table:style-name="ce28"/>
          <table:table-cell table:style-name="ce34"/>
          <table:table-cell table:style-name="ce39" office:value-type="float" office:value="833.17">
            <text:p>833.17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1-02">
            <text:p>02/01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49.97">
            <text:p>549.97 </text:p>
          </table:table-cell>
          <table:table-cell table:style-name="ce52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1-02">
            <text:p>02/01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379.15">
            <text:p>379.15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1-02">
            <text:p>02/01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833.17">
            <text:p>833.17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date" office:date-value="1899-12-30">
            <text:p>30/12/1899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764">
            <text:p>1,764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2">02/01/2023</text:date>, <text:time>14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2T14:03:45.22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